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09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10-15T18:00:00" calcext:value-type="date">
            <text:p>2022-10-15T18:00</text:p>
          </table:table-cell>
          <table:table-cell office:value-type="date" office:date-value="2022-10-15T19:00:00" calcext:value-type="date">
            <text:p>2022-10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10-16T18:00:00" calcext:value-type="date">
            <text:p>2022-10-16T18:00</text:p>
          </table:table-cell>
          <table:table-cell office:value-type="date" office:date-value="2022-10-16T19:00:00" calcext:value-type="date">
            <text:p>2022-10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 table:number-rows-repeated="104856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52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8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8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 table:number-columns-repeated="8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8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8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8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8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8"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8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8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8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8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8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8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8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8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7">0000-00-00</text:date>, <text:time style:data-style-name="N2" text:time-value="15:55:21.868470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17T16:55:45.206717434</dc:date>
    <meta:editing-duration>P1DT18H28M53S</meta:editing-duration>
    <meta:editing-cycles>77</meta:editing-cycles>
    <meta:document-statistic meta:table-count="5" meta:cell-count="1586" meta:object-count="0"/>
  </office:meta>
</office:document-meta>
</file>